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9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MySQL 8.0.28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audit_log_admin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admi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t_log_grep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index_best_worst_larg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best_worst_smal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forma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low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heck_inde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_unsupported_server_version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apostroph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ne_db_exclude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lock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db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_old</text:p>
          </table:table-cell>
          <table:table-cell office:value-type="string" calcext:value-type="string">
            <text:p>Pre-8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serv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lone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index</text:p>
          </table:table-cell>
          <table:table-cell office:value-type="string" calcext:value-type="string">
            <text:p>Pre-5.7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large</text:p>
          </table:table-cell>
          <table:table-cell office:value-type="string" calcext:value-type="string">
            <text:p>world_innodb.sql needed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e_db_skip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mpare_db_sql_transform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ion_valu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nnect_serv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fkeys_warning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db_special_symb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copy_use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_mix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databas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eve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</text:p>
          </table:table-cell>
          <table:table-cell office:value-type="string" calcext:value-type="string">
            <text:p>Pre-5.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_sql_routin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l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constr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def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ables_par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trigg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ff_sql_view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basic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erro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format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rameters</text:p>
          </table:table-cell>
          <table:table-cell office:value-type="string" calcext:value-type="string">
            <text:p>Pre-5.6.2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diskusage_path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exclud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lock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mysql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both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at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parameters_def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export_skip_objec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ormat_li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base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efault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diagnostic_year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error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frm_reader_stats</text:p>
          </table:table-cell>
          <table:table-cell office:value-type="string" calcext:value-type="string">
            <text:p>Pre-8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_tool_windows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basic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engine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file_per_tabl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keys_composit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mport_key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parameters_stric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_sakila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p_parser_tes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is_alia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lockin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_grep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db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clone_user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_port_socke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how_password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ylogin_socket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_connection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_config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_login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parser_config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_grep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errors_socke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erver_info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ansi_quot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aramete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_privilege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show_grant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_error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_connection_simple_test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base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custom_utildir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errors</text:p>
          </table:table-cell>
          <table:table-cell office:value-type="string" calcext:value-type="string">
            <text:p>pa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aramete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pipe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startup_errors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console_warnings</text:p>
          </table:table-cell>
          <table:table-cell office:value-type="string" calcext:value-type="string">
            <text:p>ski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ilities_license_check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A1:test.B146" table:display-filter-buttons="true">
          <table:filter>
            <table:filter-and>
              <table:filter-condition table:value="N/A" table:operator="=" table:field-number="1">
                <table:filter-set-item table:value="N/A"/>
                <table:filter-set-item table:value="fail"/>
                <table:filter-set-item table:value="skip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20:05:31.88609618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7-18T20:05:58.615578388</dc:date>
    <meta:editing-duration>P1DT2H49M40S</meta:editing-duration>
    <meta:editing-cycles>66</meta:editing-cycles>
    <meta:document-statistic meta:table-count="1" meta:cell-count="292" meta:object-count="0"/>
  </office:meta>
</office:document-meta>
</file>